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Nelson_20_Text">
      <style:text-properties officeooo:paragraph-rsid="04e3be78"/>
    </style:style>
    <style:style style:name="P3" style:family="paragraph" style:parent-style-name="Nelson_20_Text">
      <style:text-properties officeooo:paragraph-rsid="04e6dde6"/>
    </style:style>
    <style:style style:name="P4" style:family="paragraph" style:parent-style-name="Standard">
      <style:text-properties officeooo:paragraph-rsid="04b93026"/>
    </style:style>
    <style:style style:name="P5" style:family="paragraph" style:parent-style-name="Standard">
      <style:text-properties officeooo:rsid="04a191ac" officeooo:paragraph-rsid="04b93026"/>
    </style:style>
    <style:style style:name="P6" style:family="paragraph" style:parent-style-name="Standard">
      <style:text-properties officeooo:paragraph-rsid="04dc5a75"/>
    </style:style>
    <style:style style:name="P7" style:family="paragraph" style:parent-style-name="Standard">
      <style:text-properties officeooo:rsid="04f39cbf" officeooo:paragraph-rsid="04f39cbf"/>
    </style:style>
    <style:style style:name="P8" style:family="paragraph" style:parent-style-name="Standard">
      <style:text-properties officeooo:paragraph-rsid="04b93026"/>
    </style:style>
    <style:style style:name="P9" style:family="paragraph" style:parent-style-name="Nelson_20_Text">
      <style:text-properties officeooo:paragraph-rsid="04e2897e"/>
    </style:style>
    <style:style style:name="T1" style:family="text">
      <style:text-properties officeooo:rsid="00166542"/>
    </style:style>
    <style:style style:name="T2" style:family="text">
      <style:text-properties officeooo:rsid="04b95653"/>
    </style:style>
    <style:style style:name="T3" style:family="text">
      <style:text-properties officeooo:rsid="04bb0e07"/>
    </style:style>
    <style:style style:name="T4" style:family="text">
      <style:text-properties officeooo:rsid="04bbf5f5"/>
    </style:style>
    <style:style style:name="T5" style:family="text">
      <style:text-properties officeooo:rsid="04c31f84"/>
    </style:style>
    <style:style style:name="T6" style:family="text">
      <style:text-properties officeooo:rsid="04c446b8"/>
    </style:style>
    <style:style style:name="T7" style:family="text">
      <style:text-properties officeooo:rsid="04c50ba6"/>
    </style:style>
    <style:style style:name="T8" style:family="text">
      <style:text-properties officeooo:rsid="04d9276a"/>
    </style:style>
    <style:style style:name="T9" style:family="text">
      <style:text-properties officeooo:rsid="04d9baeb"/>
    </style:style>
    <style:style style:name="T10" style:family="text">
      <style:text-properties officeooo:rsid="04dc5a75"/>
    </style:style>
    <style:style style:name="T11" style:family="text">
      <style:text-properties officeooo:rsid="04dff2b1"/>
    </style:style>
    <style:style style:name="T12" style:family="text">
      <style:text-properties officeooo:rsid="04e25e48"/>
    </style:style>
    <style:style style:name="T13" style:family="text">
      <style:text-properties officeooo:rsid="04e2897e"/>
    </style:style>
    <style:style style:name="T14" style:family="text">
      <style:text-properties officeooo:rsid="04e3be78"/>
    </style:style>
    <style:style style:name="T15" style:family="text">
      <style:text-properties officeooo:rsid="04e5bda4"/>
    </style:style>
    <style:style style:name="T16" style:family="text">
      <style:text-properties officeooo:rsid="04e6dde6"/>
    </style:style>
    <style:style style:name="T17" style:family="text">
      <style:text-properties officeooo:rsid="04e8931c"/>
    </style:style>
    <style:style style:name="T18" style:family="text">
      <style:text-properties officeooo:rsid="04ea0d20"/>
    </style:style>
    <style:style style:name="T19" style:family="text">
      <style:text-properties officeooo:rsid="04eaa542"/>
    </style:style>
    <style:style style:name="T20" style:family="text">
      <style:text-properties officeooo:rsid="04eb0eb2"/>
    </style:style>
    <style:style style:name="T21" style:family="text">
      <style:text-properties officeooo:rsid="04eb899a"/>
    </style:style>
    <style:style style:name="T22" style:family="text">
      <style:text-properties officeooo:rsid="04eb9433"/>
    </style:style>
    <style:style style:name="T23" style:family="text">
      <style:text-properties officeooo:rsid="04ecc675"/>
    </style:style>
    <style:style style:name="T24" style:family="text">
      <style:text-properties officeooo:rsid="04ed03fc"/>
    </style:style>
    <style:style style:name="T25" style:family="text">
      <style:text-properties officeooo:rsid="04ee6687"/>
    </style:style>
    <style:style style:name="T26" style:family="text">
      <style:text-properties officeooo:rsid="04f04da0"/>
    </style:style>
    <style:style style:name="T27" style:family="text">
      <style:text-properties officeooo:rsid="04f0d6f2"/>
    </style:style>
    <style:style style:name="T28" style:family="text">
      <style:text-properties officeooo:rsid="04f269da"/>
    </style:style>
    <style:style style:name="T29" style:family="text">
      <style:text-properties officeooo:rsid="04f52ce2"/>
    </style:style>
    <style:style style:name="T30" style:family="text">
      <style:text-properties officeooo:rsid="04f6375c"/>
    </style:style>
    <style:style style:name="T31" style:family="text">
      <style:text-properties officeooo:rsid="04f97e4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4b95653" style:font-weight-asian="bold" style:font-weight-complex="bold"/>
    </style:style>
    <style:style style:name="T34" style:family="text">
      <style:text-properties fo:font-weight="bold" officeooo:rsid="04f97e40" style:font-weight-asian="bold" style:font-weight-complex="bold"/>
    </style:style>
    <style:style style:name="T35" style:family="text">
      <style:text-properties officeooo:rsid="04fb03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elson_20_Text"><text:span text:style-name="T33">Cher </text:span><text:span text:style-name="T34">CGI</text:span><text:span text:style-name="T32">,</text:span></text:p>
      <text:p text:style-name="P4"/>
      <text:p text:style-name="P9"><text:span text:style-name="T13">Comme vous le constaterez </text:span><text:span text:style-name="T20">en consultant mes documents et portefolio</text:span><text:span text:style-name="T13">, mes qualitées et compétences sont </text:span><text:span text:style-name="T17">plutôt</text:span><text:span text:style-name="T13"> variées, je touche un peu à tout ce qui est en lien avec le web depuis environ 1995. J'avais alors appris les bases du HTML par moi-même </text:span><text:span text:style-name="T14">en consultant surtout le code source d'autres sites. </text:span><text:span text:style-name="T21">J'avais alors un site sur la chanteuse Bjork qui fut d'ailleurs très populaire parmi ses fans.</text:span><text:span text:style-name="T14"> </text:span><text:span text:style-name="T21">P</text:span><text:span text:style-name="T14">ar la suite j'avais fait des études en infographie </text:span><text:span text:style-name="T21">afin de perfectionner </text:span><text:span text:style-name="T22">mes talents</text:span><text:span text:style-name="T14">, puis travaillé un peu à la pige </text:span><text:span text:style-name="T17">autant dans le web que l'imprimé</text:span><text:span text:style-name="T14">, pour </text:span><text:span text:style-name="T23">finalement</text:span><text:span text:style-name="T14"> travailler dans une firme en communication marketing, </text:span><text:span text:style-name="T24">soit </text:span><text:span text:style-name="T14">Propage à Québec </text:span><text:span text:style-name="T24">où j'ai travaillé pendant quatre ans.</text:span></text:p>
      <text:p text:style-name="P2"><text:span text:style-name="T14">En 2003 je suis déménagé à Shanghai, en Chine, et après </text:span><text:span text:style-name="T15">avoir travaillé</text:span><text:span text:style-name="T14"> environ un an comme pigiste à </text:span><text:span text:style-name="T15">conçevoir </text:span><text:span text:style-name="T25">divers</text:span><text:span text:style-name="T15"> sites et designs corporatifs</text:span><text:span text:style-name="T14">, j'ai accepté un emploi </text:span><text:span text:style-name="T26">pour une institution de Shanghai, la « Xiehe Education Group ».</text:span><text:span text:style-name="T14"> C'est là que j'ai élargi encore plus mes horizons en faisant l'administration de serveurs Linux, configuré </text:span><text:span text:style-name="T26">des</text:span><text:span text:style-name="T14"> serveurs de courriel, mis-en-place des sites web interactifs à l'aide de CMS comme Drupal, Wordpress et Moodle, et même programmé quelques applications web en PHP/MySQL. </text:span><text:span text:style-name="T15">Je possède donc </text:span><text:span text:style-name="T17">maintenant</text:span><text:span text:style-name="T15"> une bonne expertise en administration de serveurs et d'applications web é</text:span><text:span text:style-name="T35">galement</text:span><text:span text:style-name="T15">. </text:span><text:span text:style-name="T17">Je suis effectivement un de ces rares spécimens qui sait autant manier le design </text:span><text:span text:style-name="T27">graphique</text:span><text:span text:style-name="T17"> que le côté techniqu</text:span><text:span text:style-name="T27">e, configuration et programmation web.</text:span></text:p>
      <text:p text:style-name="Nelson_20_Text">Après avoir travaillé <text:span text:style-name="T3">presque </text:span>10 ans en Chine, j'ai décidé au printemps dernier de ne pas renouveller mon contrat avec mon ancien employeur, <text:span text:style-name="T8">simplement </text:span>car je voulais revenir vivre plus près de mes proches au Québec. Je suis <text:span text:style-name="T14">donc</text:span> maintenant <text:span text:style-name="T5">tout frais arrivé</text:span> à Montréal et je souhaite<text:span text:style-name="T6">rais bien </text:span>y rester pour plusieurs année<text:span text:style-name="T11">s </text:span><text:span text:style-name="T15">encore</text:span>.</text:p>
      <text:p text:style-name="P3"><text:span text:style-name="T16">Je suis donc présentement ouvert à toute é</text:span><text:span text:style-name="T29">ventuelle</text:span><text:span text:style-name="T16"> position(s) pour laquelle vous juge</text:span><text:span text:style-name="T30">re</text:span><text:span text:style-name="T16">z que je possède les compétences nécessaires.</text:span></text:p>
      <text:p text:style-name="P3"><text:span text:style-name="T7">Merci pour votre attention, e</text:span>n espérant avoir de vos nouvelles <text:span text:style-name="T9">prochainement</text:span>,</text:p>
      <text:p text:style-name="P4"/>
      <text:p text:style-name="P5">David Gagnon</text:p>
      <text:p text:style-name="P6"><text:a xlink:type="simple" xlink:href="mailto:toogreen@gmail.com"><text:span text:style-name="T10">toogreen@gmail.com</text:span></text:a></text:p>
      <text:p text:style-name="P7">Maison : 514-276-4735</text:p>
      <text:p text:style-name="P7">Mobile : 438-985-5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="100%"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="100%"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="100%"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2-11-07T22:29:35</dc:date>
    <meta:editing-duration>P3DT2H55M51S</meta:editing-duration>
    <meta:editing-cycles>1240</meta:editing-cycles>
    <meta:generator>LibreOffice/3.6$MacOSX_x86 LibreOffice_project/da8c1e6-fd468f4-454e206-f42a4a9-143cfd</meta:generator>
    <meta:document-statistic meta:table-count="0" meta:image-count="0" meta:object-count="0" meta:page-count="1" meta:paragraph-count="10" meta:word-count="329" meta:character-count="2077" meta:non-whitespace-character-count="1758"/>
  </office:meta>
</office:document-meta>
</file>